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995cm" svg:height="9.015cm" svg:x="5.075cm" svg:y="5.99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4T15:30:07.533000000</meta:creation-date>
    <dc:date>2017-02-24T15:34:43.701000000</dc:date>
    <meta:editing-duration>PT53S</meta:editing-duration>
    <meta:editing-cycles>2</meta:editing-cycles>
    <meta:generator>LibreOfficeDev/5.4.0.0.alpha0$Windows_x86 LibreOffice_project/ed9af1e4ac0ec6c0371213ea99be62059938ac1b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beration Mono'" style:font-style-name="Regular" style:font-family-generic="modern" style:font-pitch="fixed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fals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996cm" svg:height="9.016cm" xlink:href="." xlink:type="simple" chart:class="chart:line" chart:style-name="ch1">
        <chart:legend chart:legend-position="end" svg:x="15.382cm" svg:y="4.235cm" style:legend-expansion="high" chart:style-name="ch2"/>
        <chart:plot-area chart:style-name="ch3" chart:data-source-has-labels="both" svg:x="0.359cm" svg:y="0.18cm" svg:width="14.664cm" svg:height="8.656cm">
          <chartooo:coordinate-region svg:x="0.359cm" svg:y="0.18cm" svg:width="14.664cm" svg:height="8.656cm"/>
          <chart:axis chart:dimension="x" chart:name="primary-x" chart:style-name="ch4" chartooo:axis-type="auto">
            <chartooo:date-scale/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E$2" chart:label-cell-address="local-table.$A$2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</table:table-cell>
              <table:table-cell office:value-type="float" office:value="4399120">
                <text:p>4399120</text:p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